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0.84cm" fo:text-align="start" style:justify-single-word="false" style:writing-mode="lr-tb"/>
      <style:text-properties fo:color="#000000" style:text-outline="false" style:font-name="Times New Roman" fo:font-size="14pt" fo:letter-spacing="normal" fo:language="zxx" fo:country="none" fo:font-style="normal" style:text-underline-style="none" fo:font-weight="normal" officeooo:rsid="001e211e" officeooo:paragraph-rsid="002bb23d" style:letter-kerning="fals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line-height="0.84cm" fo:text-align="justify" style:justify-single-word="false" style:writing-mode="lr-tb"/>
      <style:text-properties fo:color="#000000" style:text-outline="false" style:font-name="Times New Roman" fo:font-size="14pt" fo:letter-spacing="normal" fo:language="zxx" fo:country="none" fo:font-style="normal" style:text-underline-style="none" fo:font-weight="normal" officeooo:rsid="001e211e" officeooo:paragraph-rsid="002bb23d" style:letter-kerning="fals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officeooo:rsid="002bfee6"/>
    </style:style>
    <style:style style:name="T2" style:family="text">
      <style:text-properties officeooo:rsid="002c4f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ИКОРИСТАННЯ “ХМАРНИХ” ТЕХНОЛОГІЙ ТА “ІНТЕРНЕТУ РЕЧЕЙ” </text:p>
      <text:p text:style-name="P1">У КЕРУВАННІ НАВЧАЛЬНИМ ЗАКЛАДОМ</text:p>
      <text:p text:style-name="P1"/>
      <text:p text:style-name="P1">Автор: Липницька Поліна Денисівна, 9Б, КПНЛ No 145, Шевченківський район</text:p>
      <text:p text:style-name="P1">Керівник: <text:s/>Федорів Любомир Атанасійович, заслужений вчитель України</text:p>
      <text:p text:style-name="P1"/>
      <text:p text:style-name="P2"><text:tab/>Актуальність. Використання <text:s/>“інтернету речей” та “хмарних” технологій не просто доречно в школі, але й необхідно, щоб автоматизувати низку рутинних дій адміністрації, звільнити час викладачів та додати такі можливості, які значно підвищать якість навчання. Починаючи з простого та необхідного, щоб з часом розповсюдити досвід на інші сфери, було створено нову “розумну” систему контролю пропускного режиму, аналізу та управління відвідуваністю в школі.</text:p>
      <text:p text:style-name="P2"><text:tab/>Метою дослідження стало використання комп'ютерних систем та мереж для поліпшення якості адміністрування шкільного навчального процесу. Завдання наукового дослідження – вивчення технологій "хмарних обчислень" і "інтернету речей", вибір правильної комбінації технологій та створення на її основі нових рішень для шкільної установи. </text:p>
      <text:p text:style-name="P2"><text:tab/>Проаналізовані загальні тенденції "інтернету речей", його ресурси, що актуальні для навчального закладу. Розроблено низку пропозицій щодо впровадження "хмарних обчислень" <text:span text:style-name="T1">та</text:span> "інтернету речей" у навчальному процесі <text:span text:style-name="T1">і</text:span> керуванні їм. Запропоновано та виконано з'єднання смартфонів, що належать учням та викладачам у мережу "розу<text:span text:style-name="T2">мних</text:span>" речей задля використання розширених функцій такої мережі. Завдяки приєднанню такої мережі до серверу, утворено систему управління <text:s/>відвідуваністю. Розроблено серверне та мобільне програмне забезпечення. Проаналізовані різні моделі «хмарних» обчислювань. Для розгортання системи обрано «хмарний» сервіс «OpenShift». </text:p>
      <text:p text:style-name="P2"><text:tab/>Розроблена система управління відвідуваністю, впроваджена та протестована в КПНЛ №145, отримані позитивні відгуки від учнів та викладачів, заплановане <text:s/>подальше її удосконале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ya  </meta:initial-creator>
    <meta:creation-date>2016-12-19T00:46:06.634063821</meta:creation-date>
    <dc:date>2017-01-15T20:14:41.314733130</dc:date>
    <meta:editing-duration>PT31M33S</meta:editing-duration>
    <meta:editing-cycles>7</meta:editing-cycles>
    <meta:generator>LibreOffice/5.2.4.2.1$Linux_X86_64 LibreOffice_project/20m0$Build-2</meta:generator>
    <dc:creator>polya  </dc:creator>
    <meta:document-statistic meta:table-count="0" meta:image-count="0" meta:object-count="0" meta:page-count="1" meta:paragraph-count="8" meta:word-count="223" meta:character-count="1834" meta:non-whitespace-character-count="1607"/>
  </office:meta>
</office:document-meta>
</file>